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Default" style:data-style-name="N0">
      <style:table-cell-properties style:vertical-align="automatic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style:font-family-generic="script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標楷體" style:font-name-asian="標楷體" style:font-name-complex="標楷體" style:font-family-generic="script"/>
    </style:style>
    <style:style style:name="ce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style:font-family-generic="script"/>
    </style:style>
    <style:style style:name="ce8" style:family="table-cell" style:parent-style-name="Default" style:data-style-name="N0">
      <style:table-cell-properties fo:border-top="thin solid #000000" fo:border-bottom="none" fo:border-left="none" fo:border-right="thin solid #000000" style:vertical-align="top" fo:wrap-option="wrap" style:repeat-content="false"/>
      <style:paragraph-properties fo:text-align="start" fo:margin-left="0cm"/>
      <style:text-properties fo:color="#000000" style:font-name="標楷體" style:font-name-asian="標楷體" style:font-name-complex="標楷體" fo:font-size="10pt" style:font-size-asian="10pt" style:font-size-complex="10pt" style:font-family-generic="script"/>
    </style:style>
    <style:style style:name="ce9" style:family="table-cell" style:parent-style-name="Default" style:data-style-name="N0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0" style:family="table-cell" style:parent-style-name="Default" style:data-style-name="N3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1" style:family="table-cell" style:parent-style-name="Default" style:data-style-name="N4">
      <style:table-cell-properties fo:border="thin solid #000000" style:vertical-align="automatic"/>
      <style:text-properties fo:color="#000000" style:font-name="標楷體" style:font-name-asian="標楷體" style:font-name-complex="標楷體" style:font-family-generic="script"/>
    </style:style>
    <style:style style:name="ce12" style:family="table-cell" style:parent-style-name="Default" style:data-style-name="N0">
      <style:text-properties style:font-name="標楷體" style:font-name-asian="標楷體" style:font-name-complex="標楷體" style:font-family-generic="script"/>
    </style:style>
    <style:style style:name="ce13" style:family="table-cell" style:parent-style-name="Default" style:data-style-name="N0">
      <style:table-cell-properties style:vertical-align="top"/>
      <style:text-properties fo:color="#000000" style:font-name="標楷體" style:font-name-asian="標楷體" style:font-name-complex="標楷體" style:font-family-generic="script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標楷體" style:font-name-asian="標楷體" style:font-name-complex="標楷體" fo:font-size="24pt" style:font-size-asian="24pt" style:font-size-complex="24pt" fo:font-weight="bold" style:font-weight-asian="bold" style:font-weight-complex="bold" style:font-family-generic="script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5.75733333333333cm"/>
    </style:style>
    <style:style style:name="co2" style:family="table-column">
      <style:table-column-properties fo:break-before="auto" style:column-width="2.43416666666667cm"/>
    </style:style>
    <style:style style:name="co3" style:family="table-column">
      <style:table-column-properties fo:break-before="auto" style:column-width="2.6881666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33pt" style:use-optimal-row-height="true" fo:break-before="auto"/>
    </style:style>
    <style:style style:name="ro2" style:family="table-row">
      <style:table-row-properties style:row-height="16.2pt" style:use-optimal-row-height="true" fo:break-before="auto"/>
    </style:style>
    <style:style style:name="ro3" style:family="table-row">
      <style:table-row-properties style:row-height="97.2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9.9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1201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3" table:default-cell-style-name="ce1"/>
        <table:table-column table:style-name="co2" table:number-columns-repeated="6" table:default-cell-style-name="ce1"/>
        <table:table-column table:style-name="co4" table:number-columns-repeated="242" table:default-cell-style-name="ce1"/>
        <table:table-row table:style-name="ro1">
          <table:table-cell office:value-type="string" table:number-columns-spanned="14" table:number-rows-spanned="1" table:style-name="ce14">
            <table:cell-range-source table:name="HTML_1" table:last-column-spanned="14" table:last-row-spanned="22" xlink:href="Http://mis.banking.devex:81/FR/temp/43356_FR101_10.htm"/>
            <text:p>信用卡重要業務及財務資訊(資訊揭露)</text:p>
          </table:table-cell>
          <table:covered-table-cell table:number-columns-repeated="13"/>
          <table:table-cell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單位：新臺幣千元，卡</text:p>
          </table:table-cell>
          <table:table-cell table:number-columns-repeated="9" table:style-name="ce3"/>
          <table:table-cell office:value-type="string" table:style-name="ce4">
            <text:p>資料月份：112 年1月</text:p>
          </table:table-cell>
          <table:table-cell table:number-columns-repeated="2" table:style-name="ce3"/>
          <table:table-cell table:style-name="ce5"/>
          <table:table-cell table:number-columns-repeated="16370"/>
        </table:table-row>
        <table:table-row table:style-name="ro3">
          <table:table-cell office:value-type="string" table:style-name="ce6">
            <text:p>金融機構名稱　</text:p>
          </table:table-cell>
          <table:table-cell office:value-type="string" table:style-name="ce7">
            <text:p>流通卡數　　　</text:p>
          </table:table-cell>
          <table:table-cell office:value-type="string" table:style-name="ce7">
            <text:p>有效卡數　　　</text:p>
          </table:table-cell>
          <table:table-cell office:value-type="string" table:style-name="ce7">
            <text:p>當月發卡數　　　</text:p>
          </table:table-cell>
          <table:table-cell office:value-type="string" table:style-name="ce7">
            <text:p>當月停卡數　　　</text:p>
          </table:table-cell>
          <table:table-cell office:value-type="string" table:style-name="ce7">
            <text:p>循環信用餘額　　</text:p>
          </table:table-cell>
          <table:table-cell office:value-type="string" table:style-name="ce7">
            <text:p>未到期分期付款餘額　</text:p>
          </table:table-cell>
          <table:table-cell office:value-type="string" table:style-name="ce7">
            <text:p>當月簽帳金額　　</text:p>
          </table:table-cell>
          <table:table-cell office:value-type="string" table:style-name="ce7">
            <text:p>當月預借現金金額　　</text:p>
          </table:table-cell>
          <table:table-cell office:value-type="string" table:style-name="ce8">
            <text:p>逾期三個月以上帳款占應收帳款餘額(含催收款)之比率(%)</text:p>
          </table:table-cell>
          <table:table-cell office:value-type="string" table:style-name="ce7">
            <text:p>逾期六個月以上帳款占應收帳款餘額(含催收款)之比率(%)</text:p>
          </table:table-cell>
          <table:table-cell office:value-type="string" table:style-name="ce7">
            <text:p>備抵呆帳提足率(%)<text:s/></text:p>
          </table:table-cell>
          <table:table-cell office:value-type="string" table:style-name="ce7">
            <text:p>當月轉銷呆帳金額　<text:s/></text:p>
          </table:table-cell>
          <table:table-cell office:value-type="string" table:style-name="ce7">
            <text:p>當年度轉銷呆帳金額累計至資料月份</text:p>
          </table:table-cell>
          <table:table-cell table:number-columns-repeated="16370"/>
        </table:table-row>
        <table:table-row table:style-name="ro4">
          <table:table-cell office:value-type="string" table:style-name="ce9">
            <text:p>臺灣銀行</text:p>
          </table:table-cell>
          <table:table-cell office:value-type="float" office:value="243679" table:style-name="ce10">
            <text:p>243,679</text:p>
          </table:table-cell>
          <table:table-cell office:value-type="float" office:value="121402" table:style-name="ce10">
            <text:p>121,402</text:p>
          </table:table-cell>
          <table:table-cell office:value-type="float" office:value="1315" table:style-name="ce10">
            <text:p>1,315</text:p>
          </table:table-cell>
          <table:table-cell office:value-type="float" office:value="1037" table:style-name="ce10">
            <text:p>1,037</text:p>
          </table:table-cell>
          <table:table-cell office:value-type="float" office:value="164055" table:style-name="ce10">
            <text:p>164,055</text:p>
          </table:table-cell>
          <table:table-cell office:value-type="float" office:value="40714" table:style-name="ce10">
            <text:p>40,714</text:p>
          </table:table-cell>
          <table:table-cell office:value-type="float" office:value="858348" table:style-name="ce10">
            <text:p>858,348</text:p>
          </table:table-cell>
          <table:table-cell office:value-type="float" office:value="397" table:style-name="ce10">
            <text:p>397</text:p>
          </table:table-cell>
          <table:table-cell office:value-type="float" office:value="0.04" table:style-name="ce11">
            <text:p>0.04</text:p>
          </table:table-cell>
          <table:table-cell office:value-type="float" office:value="0.02" table:style-name="ce11">
            <text:p>0.02</text:p>
          </table:table-cell>
          <table:table-cell office:value-type="float" office:value="2017.92" table:style-name="ce11">
            <text:p>2,017.92</text:p>
          </table:table-cell>
          <table:table-cell office:value-type="float" office:value="376" table:style-name="ce10">
            <text:p>376</text:p>
          </table:table-cell>
          <table:table-cell office:value-type="float" office:value="376" table:style-name="ce10">
            <text:p>376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臺灣土地銀行</text:p>
          </table:table-cell>
          <table:table-cell office:value-type="float" office:value="353190" table:style-name="ce10">
            <text:p>353,190</text:p>
          </table:table-cell>
          <table:table-cell office:value-type="float" office:value="149368" table:style-name="ce10">
            <text:p>149,368</text:p>
          </table:table-cell>
          <table:table-cell office:value-type="float" office:value="1018" table:style-name="ce10">
            <text:p>1,018</text:p>
          </table:table-cell>
          <table:table-cell office:value-type="float" office:value="4231" table:style-name="ce10">
            <text:p>4,231</text:p>
          </table:table-cell>
          <table:table-cell office:value-type="float" office:value="348533" table:style-name="ce10">
            <text:p>348,533</text:p>
          </table:table-cell>
          <table:table-cell office:value-type="float" office:value="70300" table:style-name="ce10">
            <text:p>70,300</text:p>
          </table:table-cell>
          <table:table-cell office:value-type="float" office:value="858158" table:style-name="ce10">
            <text:p>858,158</text:p>
          </table:table-cell>
          <table:table-cell office:value-type="float" office:value="429" table:style-name="ce10">
            <text:p>429</text:p>
          </table:table-cell>
          <table:table-cell office:value-type="float" office:value="0.13" table:style-name="ce11">
            <text:p>0.13</text:p>
          </table:table-cell>
          <table:table-cell office:value-type="float" office:value="0.12" table:style-name="ce11">
            <text:p>0.12</text:p>
          </table:table-cell>
          <table:table-cell office:value-type="float" office:value="1141.99" table:style-name="ce11">
            <text:p>1,141.99</text:p>
          </table:table-cell>
          <table:table-cell office:value-type="float" office:value="1871" table:style-name="ce10">
            <text:p>1,871</text:p>
          </table:table-cell>
          <table:table-cell office:value-type="float" office:value="1871" table:style-name="ce10">
            <text:p>1,871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合作金庫商業銀行</text:p>
          </table:table-cell>
          <table:table-cell office:value-type="float" office:value="661807" table:style-name="ce10">
            <text:p>661,807</text:p>
          </table:table-cell>
          <table:table-cell office:value-type="float" office:value="395404" table:style-name="ce10">
            <text:p>395,404</text:p>
          </table:table-cell>
          <table:table-cell office:value-type="float" office:value="3660" table:style-name="ce10">
            <text:p>3,660</text:p>
          </table:table-cell>
          <table:table-cell office:value-type="float" office:value="5161" table:style-name="ce10">
            <text:p>5,161</text:p>
          </table:table-cell>
          <table:table-cell office:value-type="float" office:value="813505" table:style-name="ce10">
            <text:p>813,505</text:p>
          </table:table-cell>
          <table:table-cell office:value-type="float" office:value="774748" table:style-name="ce10">
            <text:p>774,748</text:p>
          </table:table-cell>
          <table:table-cell office:value-type="float" office:value="3622399" table:style-name="ce10">
            <text:p>3,622,399</text:p>
          </table:table-cell>
          <table:table-cell office:value-type="float" office:value="1573" table:style-name="ce10">
            <text:p>1,573</text:p>
          </table:table-cell>
          <table:table-cell office:value-type="float" office:value="0.2" table:style-name="ce11">
            <text:p>0.20</text:p>
          </table:table-cell>
          <table:table-cell office:value-type="float" office:value="0.17" table:style-name="ce11">
            <text:p>0.17</text:p>
          </table:table-cell>
          <table:table-cell office:value-type="float" office:value="422.65" table:style-name="ce11">
            <text:p>422.65</text:p>
          </table:table-cell>
          <table:table-cell office:value-type="float" office:value="3887" table:style-name="ce10">
            <text:p>3,887</text:p>
          </table:table-cell>
          <table:table-cell office:value-type="float" office:value="3887" table:style-name="ce10">
            <text:p>3,887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第一商業銀行</text:p>
          </table:table-cell>
          <table:table-cell office:value-type="float" office:value="1502082" table:style-name="ce10">
            <text:p>1,502,082</text:p>
          </table:table-cell>
          <table:table-cell office:value-type="float" office:value="913028" table:style-name="ce10">
            <text:p>913,028</text:p>
          </table:table-cell>
          <table:table-cell office:value-type="float" office:value="11323" table:style-name="ce10">
            <text:p>11,323</text:p>
          </table:table-cell>
          <table:table-cell office:value-type="float" office:value="9812" table:style-name="ce10">
            <text:p>9,812</text:p>
          </table:table-cell>
          <table:table-cell office:value-type="float" office:value="1570981" table:style-name="ce10">
            <text:p>1,570,981</text:p>
          </table:table-cell>
          <table:table-cell office:value-type="float" office:value="2243697" table:style-name="ce10">
            <text:p>2,243,697</text:p>
          </table:table-cell>
          <table:table-cell office:value-type="float" office:value="5078694" table:style-name="ce10">
            <text:p>5,078,694</text:p>
          </table:table-cell>
          <table:table-cell office:value-type="float" office:value="6076" table:style-name="ce10">
            <text:p>6,076</text:p>
          </table:table-cell>
          <table:table-cell office:value-type="float" office:value="0.13" table:style-name="ce11">
            <text:p>0.13</text:p>
          </table:table-cell>
          <table:table-cell office:value-type="float" office:value="0" table:style-name="ce11">
            <text:p>0.00</text:p>
          </table:table-cell>
          <table:table-cell office:value-type="float" office:value="915.85" table:style-name="ce11">
            <text:p>915.85</text:p>
          </table:table-cell>
          <table:table-cell office:value-type="float" office:value="6315" table:style-name="ce10">
            <text:p>6,315</text:p>
          </table:table-cell>
          <table:table-cell office:value-type="float" office:value="6315" table:style-name="ce10">
            <text:p>6,315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華南商業銀行</text:p>
          </table:table-cell>
          <table:table-cell office:value-type="float" office:value="1044584" table:style-name="ce10">
            <text:p>1,044,584</text:p>
          </table:table-cell>
          <table:table-cell office:value-type="float" office:value="804831" table:style-name="ce10">
            <text:p>804,831</text:p>
          </table:table-cell>
          <table:table-cell office:value-type="float" office:value="7886" table:style-name="ce10">
            <text:p>7,886</text:p>
          </table:table-cell>
          <table:table-cell office:value-type="float" office:value="7481" table:style-name="ce10">
            <text:p>7,481</text:p>
          </table:table-cell>
          <table:table-cell office:value-type="float" office:value="969196" table:style-name="ce10">
            <text:p>969,196</text:p>
          </table:table-cell>
          <table:table-cell office:value-type="float" office:value="4017723" table:style-name="ce10">
            <text:p>4,017,723</text:p>
          </table:table-cell>
          <table:table-cell office:value-type="float" office:value="4397630" table:style-name="ce10">
            <text:p>4,397,630</text:p>
          </table:table-cell>
          <table:table-cell office:value-type="float" office:value="951" table:style-name="ce10">
            <text:p>951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0" table:style-name="ce11">
            <text:p>0.00</text:p>
          </table:table-cell>
          <table:table-cell office:value-type="float" office:value="569.70000000000005" table:style-name="ce11">
            <text:p>569.70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彰化商業銀行</text:p>
          </table:table-cell>
          <table:table-cell office:value-type="float" office:value="570822" table:style-name="ce10">
            <text:p>570,822</text:p>
          </table:table-cell>
          <table:table-cell office:value-type="float" office:value="274527" table:style-name="ce10">
            <text:p>274,527</text:p>
          </table:table-cell>
          <table:table-cell office:value-type="float" office:value="4527" table:style-name="ce10">
            <text:p>4,527</text:p>
          </table:table-cell>
          <table:table-cell office:value-type="float" office:value="3996" table:style-name="ce10">
            <text:p>3,996</text:p>
          </table:table-cell>
          <table:table-cell office:value-type="float" office:value="329174" table:style-name="ce10">
            <text:p>329,174</text:p>
          </table:table-cell>
          <table:table-cell office:value-type="float" office:value="578422" table:style-name="ce10">
            <text:p>578,422</text:p>
          </table:table-cell>
          <table:table-cell office:value-type="float" office:value="1763817" table:style-name="ce10">
            <text:p>1,763,817</text:p>
          </table:table-cell>
          <table:table-cell office:value-type="float" office:value="649" table:style-name="ce10">
            <text:p>649</text:p>
          </table:table-cell>
          <table:table-cell office:value-type="float" office:value="0.27" table:style-name="ce11">
            <text:p>0.27</text:p>
          </table:table-cell>
          <table:table-cell office:value-type="float" office:value="0.01" table:style-name="ce11">
            <text:p>0.01</text:p>
          </table:table-cell>
          <table:table-cell office:value-type="float" office:value="635.85" table:style-name="ce11">
            <text:p>635.8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上海商業儲蓄銀行</text:p>
          </table:table-cell>
          <table:table-cell office:value-type="float" office:value="456441" table:style-name="ce10">
            <text:p>456,441</text:p>
          </table:table-cell>
          <table:table-cell office:value-type="float" office:value="196064" table:style-name="ce10">
            <text:p>196,064</text:p>
          </table:table-cell>
          <table:table-cell office:value-type="float" office:value="3513" table:style-name="ce10">
            <text:p>3,513</text:p>
          </table:table-cell>
          <table:table-cell office:value-type="float" office:value="1828" table:style-name="ce10">
            <text:p>1,828</text:p>
          </table:table-cell>
          <table:table-cell office:value-type="float" office:value="585230" table:style-name="ce10">
            <text:p>585,230</text:p>
          </table:table-cell>
          <table:table-cell office:value-type="float" office:value="1318087" table:style-name="ce10">
            <text:p>1,318,087</text:p>
          </table:table-cell>
          <table:table-cell office:value-type="float" office:value="1223349" table:style-name="ce10">
            <text:p>1,223,349</text:p>
          </table:table-cell>
          <table:table-cell office:value-type="float" office:value="3360" table:style-name="ce10">
            <text:p>3,360</text:p>
          </table:table-cell>
          <table:table-cell office:value-type="float" office:value="0.15" table:style-name="ce11">
            <text:p>0.15</text:p>
          </table:table-cell>
          <table:table-cell office:value-type="float" office:value="0.1" table:style-name="ce11">
            <text:p>0.10</text:p>
          </table:table-cell>
          <table:table-cell office:value-type="float" office:value="1693.93" table:style-name="ce11">
            <text:p>1,693.93</text:p>
          </table:table-cell>
          <table:table-cell office:value-type="float" office:value="1492" table:style-name="ce10">
            <text:p>1,492</text:p>
          </table:table-cell>
          <table:table-cell office:value-type="float" office:value="1492" table:style-name="ce10">
            <text:p>1,492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台北富邦商業銀行</text:p>
          </table:table-cell>
          <table:table-cell office:value-type="float" office:value="4822013" table:style-name="ce10">
            <text:p>4,822,013</text:p>
          </table:table-cell>
          <table:table-cell office:value-type="float" office:value="3307283" table:style-name="ce10">
            <text:p>3,307,283</text:p>
          </table:table-cell>
          <table:table-cell office:value-type="float" office:value="46377" table:style-name="ce10">
            <text:p>46,377</text:p>
          </table:table-cell>
          <table:table-cell office:value-type="float" office:value="16726" table:style-name="ce10">
            <text:p>16,726</text:p>
          </table:table-cell>
          <table:table-cell office:value-type="float" office:value="6655183" table:style-name="ce10">
            <text:p>6,655,183</text:p>
          </table:table-cell>
          <table:table-cell office:value-type="float" office:value="27351323" table:style-name="ce10">
            <text:p>27,351,323</text:p>
          </table:table-cell>
          <table:table-cell office:value-type="float" office:value="30801191" table:style-name="ce10">
            <text:p>30,801,191</text:p>
          </table:table-cell>
          <table:table-cell office:value-type="float" office:value="63904" table:style-name="ce10">
            <text:p>63,904</text:p>
          </table:table-cell>
          <table:table-cell office:value-type="float" office:value="0.08" table:style-name="ce11">
            <text:p>0.08</text:p>
          </table:table-cell>
          <table:table-cell office:value-type="float" office:value="0" table:style-name="ce11">
            <text:p>0.00</text:p>
          </table:table-cell>
          <table:table-cell office:value-type="float" office:value="1441.28" table:style-name="ce11">
            <text:p>1,441.28</text:p>
          </table:table-cell>
          <table:table-cell office:value-type="float" office:value="24681" table:style-name="ce10">
            <text:p>24,681</text:p>
          </table:table-cell>
          <table:table-cell office:value-type="float" office:value="24681" table:style-name="ce10">
            <text:p>24,681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國泰世華商業銀行</text:p>
          </table:table-cell>
          <table:table-cell office:value-type="float" office:value="9232795" table:style-name="ce10">
            <text:p>9,232,795</text:p>
          </table:table-cell>
          <table:table-cell office:value-type="float" office:value="5994465" table:style-name="ce10">
            <text:p>5,994,465</text:p>
          </table:table-cell>
          <table:table-cell office:value-type="float" office:value="502672" table:style-name="ce10">
            <text:p>502,672</text:p>
          </table:table-cell>
          <table:table-cell office:value-type="float" office:value="82413" table:style-name="ce10">
            <text:p>82,413</text:p>
          </table:table-cell>
          <table:table-cell office:value-type="float" office:value="17748484" table:style-name="ce10">
            <text:p>17,748,484</text:p>
          </table:table-cell>
          <table:table-cell office:value-type="float" office:value="24328626" table:style-name="ce10">
            <text:p>24,328,626</text:p>
          </table:table-cell>
          <table:table-cell office:value-type="float" office:value="54289017" table:style-name="ce10">
            <text:p>54,289,017</text:p>
          </table:table-cell>
          <table:table-cell office:value-type="float" office:value="167957" table:style-name="ce10">
            <text:p>167,957</text:p>
          </table:table-cell>
          <table:table-cell office:value-type="float" office:value="0.11" table:style-name="ce11">
            <text:p>0.11</text:p>
          </table:table-cell>
          <table:table-cell office:value-type="float" office:value="0" table:style-name="ce11">
            <text:p>0.00</text:p>
          </table:table-cell>
          <table:table-cell office:value-type="float" office:value="1604.73" table:style-name="ce11">
            <text:p>1,604.73</text:p>
          </table:table-cell>
          <table:table-cell office:value-type="float" office:value="38461" table:style-name="ce10">
            <text:p>38,461</text:p>
          </table:table-cell>
          <table:table-cell office:value-type="float" office:value="38461" table:style-name="ce10">
            <text:p>38,461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高雄銀行</text:p>
          </table:table-cell>
          <table:table-cell office:value-type="float" office:value="15276" table:style-name="ce10">
            <text:p>15,276</text:p>
          </table:table-cell>
          <table:table-cell office:value-type="float" office:value="4777" table:style-name="ce10">
            <text:p>4,777</text:p>
          </table:table-cell>
          <table:table-cell office:value-type="float" office:value="19" table:style-name="ce10">
            <text:p>19</text:p>
          </table:table-cell>
          <table:table-cell office:value-type="float" office:value="49" table:style-name="ce10">
            <text:p>49</text:p>
          </table:table-cell>
          <table:table-cell office:value-type="float" office:value="13704" table:style-name="ce10">
            <text:p>13,704</text:p>
          </table:table-cell>
          <table:table-cell office:value-type="float" office:value="446" table:style-name="ce10">
            <text:p>446</text:p>
          </table:table-cell>
          <table:table-cell office:value-type="float" office:value="151728" table:style-name="ce10">
            <text:p>151,728</text:p>
          </table:table-cell>
          <table:table-cell office:value-type="float" office:value="9" table:style-name="ce10">
            <text:p>9</text:p>
          </table:table-cell>
          <table:table-cell office:value-type="float" office:value="0.66" table:style-name="ce11">
            <text:p>0.66</text:p>
          </table:table-cell>
          <table:table-cell office:value-type="float" office:value="0.66" table:style-name="ce11">
            <text:p>0.66</text:p>
          </table:table-cell>
          <table:table-cell office:value-type="float" office:value="198.57" table:style-name="ce11">
            <text:p>198.57</text:p>
          </table:table-cell>
          <table:table-cell office:value-type="float" office:value="1" table:style-name="ce10">
            <text:p>1</text:p>
          </table:table-cell>
          <table:table-cell office:value-type="float" office:value="1" table:style-name="ce10">
            <text:p>1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兆豐國際商業銀行</text:p>
          </table:table-cell>
          <table:table-cell office:value-type="float" office:value="1115312" table:style-name="ce10">
            <text:p>1,115,312</text:p>
          </table:table-cell>
          <table:table-cell office:value-type="float" office:value="652518" table:style-name="ce10">
            <text:p>652,518</text:p>
          </table:table-cell>
          <table:table-cell office:value-type="float" office:value="7669" table:style-name="ce10">
            <text:p>7,669</text:p>
          </table:table-cell>
          <table:table-cell office:value-type="float" office:value="5356" table:style-name="ce10">
            <text:p>5,356</text:p>
          </table:table-cell>
          <table:table-cell office:value-type="float" office:value="1857004" table:style-name="ce10">
            <text:p>1,857,004</text:p>
          </table:table-cell>
          <table:table-cell office:value-type="float" office:value="3573560" table:style-name="ce10">
            <text:p>3,573,560</text:p>
          </table:table-cell>
          <table:table-cell office:value-type="float" office:value="4205957" table:style-name="ce10">
            <text:p>4,205,957</text:p>
          </table:table-cell>
          <table:table-cell office:value-type="float" office:value="12601" table:style-name="ce10">
            <text:p>12,601</text:p>
          </table:table-cell>
          <table:table-cell office:value-type="float" office:value="0.19" table:style-name="ce11">
            <text:p>0.19</text:p>
          </table:table-cell>
          <table:table-cell office:value-type="float" office:value="0.01" table:style-name="ce11">
            <text:p>0.01</text:p>
          </table:table-cell>
          <table:table-cell office:value-type="float" office:value="715.49" table:style-name="ce11">
            <text:p>715.49</text:p>
          </table:table-cell>
          <table:table-cell office:value-type="float" office:value="7001" table:style-name="ce10">
            <text:p>7,001</text:p>
          </table:table-cell>
          <table:table-cell office:value-type="float" office:value="7001" table:style-name="ce10">
            <text:p>7,001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花旗(台灣)商業銀行</text:p>
          </table:table-cell>
          <table:table-cell office:value-type="float" office:value="2779666" table:style-name="ce10">
            <text:p>2,779,666</text:p>
          </table:table-cell>
          <table:table-cell office:value-type="float" office:value="2086700" table:style-name="ce10">
            <text:p>2,086,700</text:p>
          </table:table-cell>
          <table:table-cell office:value-type="float" office:value="11545" table:style-name="ce10">
            <text:p>11,545</text:p>
          </table:table-cell>
          <table:table-cell office:value-type="float" office:value="29790" table:style-name="ce10">
            <text:p>29,790</text:p>
          </table:table-cell>
          <table:table-cell office:value-type="float" office:value="10742374" table:style-name="ce10">
            <text:p>10,742,374</text:p>
          </table:table-cell>
          <table:table-cell office:value-type="float" office:value="11709104" table:style-name="ce10">
            <text:p>11,709,104</text:p>
          </table:table-cell>
          <table:table-cell office:value-type="float" office:value="22390383" table:style-name="ce10">
            <text:p>22,390,383</text:p>
          </table:table-cell>
          <table:table-cell office:value-type="float" office:value="107481" table:style-name="ce10">
            <text:p>107,481</text:p>
          </table:table-cell>
          <table:table-cell office:value-type="float" office:value="0.36" table:style-name="ce11">
            <text:p>0.36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581.53" table:style-name="ce11">
            <text:p>581.53</text:p>
          </table:table-cell>
          <table:table-cell office:value-type="float" office:value="70470" table:style-name="ce10">
            <text:p>70,470</text:p>
          </table:table-cell>
          <table:table-cell office:value-type="float" office:value="70470" table:style-name="ce10">
            <text:p>70,470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臺灣中小企業銀行</text:p>
          </table:table-cell>
          <table:table-cell office:value-type="float" office:value="192717" table:style-name="ce10">
            <text:p>192,717</text:p>
          </table:table-cell>
          <table:table-cell office:value-type="float" office:value="99336" table:style-name="ce10">
            <text:p>99,336</text:p>
          </table:table-cell>
          <table:table-cell office:value-type="float" office:value="239" table:style-name="ce10">
            <text:p>239</text:p>
          </table:table-cell>
          <table:table-cell office:value-type="float" office:value="3073" table:style-name="ce10">
            <text:p>3,073</text:p>
          </table:table-cell>
          <table:table-cell office:value-type="float" office:value="288627" table:style-name="ce10">
            <text:p>288,627</text:p>
          </table:table-cell>
          <table:table-cell office:value-type="float" office:value="89847" table:style-name="ce10">
            <text:p>89,847</text:p>
          </table:table-cell>
          <table:table-cell office:value-type="float" office:value="869737" table:style-name="ce10">
            <text:p>869,737</text:p>
          </table:table-cell>
          <table:table-cell office:value-type="float" office:value="1203" table:style-name="ce10">
            <text:p>1,203</text:p>
          </table:table-cell>
          <table:table-cell office:value-type="float" office:value="0.02" table:style-name="ce11">
            <text:p>0.02</text:p>
          </table:table-cell>
          <table:table-cell office:value-type="float" office:value="0" table:style-name="ce11">
            <text:p>0.00</text:p>
          </table:table-cell>
          <table:table-cell office:value-type="float" office:value="308.93" table:style-name="ce11">
            <text:p>308.93</text:p>
          </table:table-cell>
          <table:table-cell office:value-type="float" office:value="771" table:style-name="ce10">
            <text:p>771</text:p>
          </table:table-cell>
          <table:table-cell office:value-type="float" office:value="771" table:style-name="ce10">
            <text:p>771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渣打國際商業銀行</text:p>
          </table:table-cell>
          <table:table-cell office:value-type="float" office:value="314112" table:style-name="ce10">
            <text:p>314,112</text:p>
          </table:table-cell>
          <table:table-cell office:value-type="float" office:value="200828" table:style-name="ce10">
            <text:p>200,828</text:p>
          </table:table-cell>
          <table:table-cell office:value-type="float" office:value="584" table:style-name="ce10">
            <text:p>584</text:p>
          </table:table-cell>
          <table:table-cell office:value-type="float" office:value="5844" table:style-name="ce10">
            <text:p>5,844</text:p>
          </table:table-cell>
          <table:table-cell office:value-type="float" office:value="960671" table:style-name="ce10">
            <text:p>960,671</text:p>
          </table:table-cell>
          <table:table-cell office:value-type="float" office:value="372301" table:style-name="ce10">
            <text:p>372,301</text:p>
          </table:table-cell>
          <table:table-cell office:value-type="float" office:value="1853543" table:style-name="ce10">
            <text:p>1,853,543</text:p>
          </table:table-cell>
          <table:table-cell office:value-type="float" office:value="3571" table:style-name="ce10">
            <text:p>3,571</text:p>
          </table:table-cell>
          <table:table-cell office:value-type="float" office:value="0.22" table:style-name="ce11">
            <text:p>0.22</text:p>
          </table:table-cell>
          <table:table-cell office:value-type="float" office:value="0" table:style-name="ce11">
            <text:p>0.00</text:p>
          </table:table-cell>
          <table:table-cell office:value-type="float" office:value="905.29" table:style-name="ce11">
            <text:p>905.29</text:p>
          </table:table-cell>
          <table:table-cell office:value-type="float" office:value="4324" table:style-name="ce10">
            <text:p>4,324</text:p>
          </table:table-cell>
          <table:table-cell office:value-type="float" office:value="4324" table:style-name="ce10">
            <text:p>4,324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台中商業銀行</text:p>
          </table:table-cell>
          <table:table-cell office:value-type="float" office:value="169737" table:style-name="ce10">
            <text:p>169,737</text:p>
          </table:table-cell>
          <table:table-cell office:value-type="float" office:value="79646" table:style-name="ce10">
            <text:p>79,646</text:p>
          </table:table-cell>
          <table:table-cell office:value-type="float" office:value="1158" table:style-name="ce10">
            <text:p>1,158</text:p>
          </table:table-cell>
          <table:table-cell office:value-type="float" office:value="720" table:style-name="ce10">
            <text:p>720</text:p>
          </table:table-cell>
          <table:table-cell office:value-type="float" office:value="182031" table:style-name="ce10">
            <text:p>182,031</text:p>
          </table:table-cell>
          <table:table-cell office:value-type="float" office:value="48314" table:style-name="ce10">
            <text:p>48,314</text:p>
          </table:table-cell>
          <table:table-cell office:value-type="float" office:value="568524" table:style-name="ce10">
            <text:p>568,524</text:p>
          </table:table-cell>
          <table:table-cell office:value-type="float" office:value="198" table:style-name="ce10">
            <text:p>198</text:p>
          </table:table-cell>
          <table:table-cell office:value-type="float" office:value="0.13" table:style-name="ce11">
            <text:p>0.13</text:p>
          </table:table-cell>
          <table:table-cell office:value-type="float" office:value="0.01" table:style-name="ce11">
            <text:p>0.01</text:p>
          </table:table-cell>
          <table:table-cell office:value-type="float" office:value="1944.59" table:style-name="ce11">
            <text:p>1,944.59</text:p>
          </table:table-cell>
          <table:table-cell office:value-type="float" office:value="911" table:style-name="ce10">
            <text:p>911</text:p>
          </table:table-cell>
          <table:table-cell office:value-type="float" office:value="911" table:style-name="ce10">
            <text:p>911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滙豐(台灣)商業銀行</text:p>
          </table:table-cell>
          <table:table-cell office:value-type="float" office:value="665769" table:style-name="ce10">
            <text:p>665,769</text:p>
          </table:table-cell>
          <table:table-cell office:value-type="float" office:value="445678" table:style-name="ce10">
            <text:p>445,678</text:p>
          </table:table-cell>
          <table:table-cell office:value-type="float" office:value="10621" table:style-name="ce10">
            <text:p>10,621</text:p>
          </table:table-cell>
          <table:table-cell office:value-type="float" office:value="4390" table:style-name="ce10">
            <text:p>4,390</text:p>
          </table:table-cell>
          <table:table-cell office:value-type="float" office:value="1789294" table:style-name="ce10">
            <text:p>1,789,294</text:p>
          </table:table-cell>
          <table:table-cell office:value-type="float" office:value="1405775" table:style-name="ce10">
            <text:p>1,405,775</text:p>
          </table:table-cell>
          <table:table-cell office:value-type="float" office:value="6292616" table:style-name="ce10">
            <text:p>6,292,616</text:p>
          </table:table-cell>
          <table:table-cell office:value-type="float" office:value="15537" table:style-name="ce10">
            <text:p>15,537</text:p>
          </table:table-cell>
          <table:table-cell office:value-type="float" office:value="0.16" table:style-name="ce11">
            <text:p>0.16</text:p>
          </table:table-cell>
          <table:table-cell office:value-type="float" office:value="0" table:style-name="ce11">
            <text:p>0.00</text:p>
          </table:table-cell>
          <table:table-cell office:value-type="float" office:value="2079.62" table:style-name="ce11">
            <text:p>2,079.62</text:p>
          </table:table-cell>
          <table:table-cell office:value-type="float" office:value="4002" table:style-name="ce10">
            <text:p>4,002</text:p>
          </table:table-cell>
          <table:table-cell office:value-type="float" office:value="4002" table:style-name="ce10">
            <text:p>4,002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華泰商業銀行</text:p>
          </table:table-cell>
          <table:table-cell office:value-type="float" office:value="9032" table:style-name="ce10">
            <text:p>9,032</text:p>
          </table:table-cell>
          <table:table-cell office:value-type="float" office:value="4904" table:style-name="ce10">
            <text:p>4,904</text:p>
          </table:table-cell>
          <table:table-cell office:value-type="float" office:value="24" table:style-name="ce10">
            <text:p>24</text:p>
          </table:table-cell>
          <table:table-cell office:value-type="float" office:value="21" table:style-name="ce10">
            <text:p>21</text:p>
          </table:table-cell>
          <table:table-cell office:value-type="float" office:value="9688" table:style-name="ce10">
            <text:p>9,688</text:p>
          </table:table-cell>
          <table:table-cell office:value-type="float" office:value="2046" table:style-name="ce10">
            <text:p>2,046</text:p>
          </table:table-cell>
          <table:table-cell office:value-type="float" office:value="44847" table:style-name="ce10">
            <text:p>44,847</text:p>
          </table:table-cell>
          <table:table-cell office:value-type="float" office:value="0" table:style-name="ce10">
            <text:p>0</text:p>
          </table:table-cell>
          <table:table-cell office:value-type="float" office:value="0.35" table:style-name="ce11">
            <text:p>0.35</text:p>
          </table:table-cell>
          <table:table-cell office:value-type="float" office:value="0.32" table:style-name="ce11">
            <text:p>0.32</text:p>
          </table:table-cell>
          <table:table-cell office:value-type="float" office:value="587.03" table:style-name="ce11">
            <text:p>587.03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臺灣新光商業銀行</text:p>
          </table:table-cell>
          <table:table-cell office:value-type="float" office:value="1047653" table:style-name="ce10">
            <text:p>1,047,653</text:p>
          </table:table-cell>
          <table:table-cell office:value-type="float" office:value="606244" table:style-name="ce10">
            <text:p>606,244</text:p>
          </table:table-cell>
          <table:table-cell office:value-type="float" office:value="10026" table:style-name="ce10">
            <text:p>10,026</text:p>
          </table:table-cell>
          <table:table-cell office:value-type="float" office:value="8282" table:style-name="ce10">
            <text:p>8,282</text:p>
          </table:table-cell>
          <table:table-cell office:value-type="float" office:value="1557227" table:style-name="ce10">
            <text:p>1,557,227</text:p>
          </table:table-cell>
          <table:table-cell office:value-type="float" office:value="2264220" table:style-name="ce10">
            <text:p>2,264,220</text:p>
          </table:table-cell>
          <table:table-cell office:value-type="float" office:value="4883884" table:style-name="ce10">
            <text:p>4,883,884</text:p>
          </table:table-cell>
          <table:table-cell office:value-type="float" office:value="4693" table:style-name="ce10">
            <text:p>4,693</text:p>
          </table:table-cell>
          <table:table-cell office:value-type="float" office:value="0.16" table:style-name="ce11">
            <text:p>0.16</text:p>
          </table:table-cell>
          <table:table-cell office:value-type="float" office:value="0.01" table:style-name="ce11">
            <text:p>0.01</text:p>
          </table:table-cell>
          <table:table-cell office:value-type="float" office:value="289.97000000000003" table:style-name="ce11">
            <text:p>289.97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陽信商業銀行</text:p>
          </table:table-cell>
          <table:table-cell office:value-type="float" office:value="114565" table:style-name="ce10">
            <text:p>114,565</text:p>
          </table:table-cell>
          <table:table-cell office:value-type="float" office:value="55322" table:style-name="ce10">
            <text:p>55,322</text:p>
          </table:table-cell>
          <table:table-cell office:value-type="float" office:value="836" table:style-name="ce10">
            <text:p>836</text:p>
          </table:table-cell>
          <table:table-cell office:value-type="float" office:value="872" table:style-name="ce10">
            <text:p>872</text:p>
          </table:table-cell>
          <table:table-cell office:value-type="float" office:value="168434" table:style-name="ce10">
            <text:p>168,434</text:p>
          </table:table-cell>
          <table:table-cell office:value-type="float" office:value="92079" table:style-name="ce10">
            <text:p>92,079</text:p>
          </table:table-cell>
          <table:table-cell office:value-type="float" office:value="364973" table:style-name="ce10">
            <text:p>364,973</text:p>
          </table:table-cell>
          <table:table-cell office:value-type="float" office:value="130" table:style-name="ce10">
            <text:p>130</text:p>
          </table:table-cell>
          <table:table-cell office:value-type="float" office:value="0.6" table:style-name="ce11">
            <text:p>0.60</text:p>
          </table:table-cell>
          <table:table-cell office:value-type="float" office:value="0.02" table:style-name="ce11">
            <text:p>0.02</text:p>
          </table:table-cell>
          <table:table-cell office:value-type="float" office:value="545.29" table:style-name="ce11">
            <text:p>545.29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三信商業銀行</text:p>
          </table:table-cell>
          <table:table-cell office:value-type="float" office:value="18970" table:style-name="ce10">
            <text:p>18,970</text:p>
          </table:table-cell>
          <table:table-cell office:value-type="float" office:value="12331" table:style-name="ce10">
            <text:p>12,331</text:p>
          </table:table-cell>
          <table:table-cell office:value-type="float" office:value="196" table:style-name="ce10">
            <text:p>196</text:p>
          </table:table-cell>
          <table:table-cell office:value-type="float" office:value="71" table:style-name="ce10">
            <text:p>71</text:p>
          </table:table-cell>
          <table:table-cell office:value-type="float" office:value="29575" table:style-name="ce10">
            <text:p>29,575</text:p>
          </table:table-cell>
          <table:table-cell office:value-type="float" office:value="17391" table:style-name="ce10">
            <text:p>17,391</text:p>
          </table:table-cell>
          <table:table-cell office:value-type="float" office:value="123849" table:style-name="ce10">
            <text:p>123,849</text:p>
          </table:table-cell>
          <table:table-cell office:value-type="float" office:value="37" table:style-name="ce10">
            <text:p>37</text:p>
          </table:table-cell>
          <table:table-cell office:value-type="float" office:value="0.04" table:style-name="ce11">
            <text:p>0.04</text:p>
          </table:table-cell>
          <table:table-cell office:value-type="float" office:value="0" table:style-name="ce11">
            <text:p>0.00</text:p>
          </table:table-cell>
          <table:table-cell office:value-type="float" office:value="4893.41" table:style-name="ce11">
            <text:p>4,893.41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聯邦商業銀行</text:p>
          </table:table-cell>
          <table:table-cell office:value-type="float" office:value="2465012" table:style-name="ce10">
            <text:p>2,465,012</text:p>
          </table:table-cell>
          <table:table-cell office:value-type="float" office:value="1410354" table:style-name="ce10">
            <text:p>1,410,354</text:p>
          </table:table-cell>
          <table:table-cell office:value-type="float" office:value="48812" table:style-name="ce10">
            <text:p>48,812</text:p>
          </table:table-cell>
          <table:table-cell office:value-type="float" office:value="15332" table:style-name="ce10">
            <text:p>15,332</text:p>
          </table:table-cell>
          <table:table-cell office:value-type="float" office:value="5505391" table:style-name="ce10">
            <text:p>5,505,391</text:p>
          </table:table-cell>
          <table:table-cell office:value-type="float" office:value="4598921" table:style-name="ce10">
            <text:p>4,598,921</text:p>
          </table:table-cell>
          <table:table-cell office:value-type="float" office:value="11405604" table:style-name="ce10">
            <text:p>11,405,604</text:p>
          </table:table-cell>
          <table:table-cell office:value-type="float" office:value="27801" table:style-name="ce10">
            <text:p>27,801</text:p>
          </table:table-cell>
          <table:table-cell office:value-type="float" office:value="0.12" table:style-name="ce11">
            <text:p>0.12</text:p>
          </table:table-cell>
          <table:table-cell office:value-type="float" office:value="0" table:style-name="ce11">
            <text:p>0.00</text:p>
          </table:table-cell>
          <table:table-cell office:value-type="float" office:value="169.52" table:style-name="ce11">
            <text:p>169.52</text:p>
          </table:table-cell>
          <table:table-cell office:value-type="float" office:value="11797" table:style-name="ce10">
            <text:p>11,797</text:p>
          </table:table-cell>
          <table:table-cell office:value-type="float" office:value="11797" table:style-name="ce10">
            <text:p>11,797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遠東國際商業銀行</text:p>
          </table:table-cell>
          <table:table-cell office:value-type="float" office:value="1566611" table:style-name="ce10">
            <text:p>1,566,611</text:p>
          </table:table-cell>
          <table:table-cell office:value-type="float" office:value="1012499" table:style-name="ce10">
            <text:p>1,012,499</text:p>
          </table:table-cell>
          <table:table-cell office:value-type="float" office:value="12280" table:style-name="ce10">
            <text:p>12,280</text:p>
          </table:table-cell>
          <table:table-cell office:value-type="float" office:value="10560" table:style-name="ce10">
            <text:p>10,560</text:p>
          </table:table-cell>
          <table:table-cell office:value-type="float" office:value="3743479" table:style-name="ce10">
            <text:p>3,743,479</text:p>
          </table:table-cell>
          <table:table-cell office:value-type="float" office:value="4769734" table:style-name="ce10">
            <text:p>4,769,734</text:p>
          </table:table-cell>
          <table:table-cell office:value-type="float" office:value="4835490" table:style-name="ce10">
            <text:p>4,835,490</text:p>
          </table:table-cell>
          <table:table-cell office:value-type="float" office:value="85219" table:style-name="ce10">
            <text:p>85,219</text:p>
          </table:table-cell>
          <table:table-cell office:value-type="float" office:value="0.28999999999999998" table:style-name="ce11">
            <text:p>0.29</text:p>
          </table:table-cell>
          <table:table-cell office:value-type="float" office:value="7.0000000000000007E-2" table:style-name="ce11">
            <text:p>0.07</text:p>
          </table:table-cell>
          <table:table-cell office:value-type="float" office:value="105.12" table:style-name="ce11">
            <text:p>105.12</text:p>
          </table:table-cell>
          <table:table-cell office:value-type="float" office:value="8219" table:style-name="ce10">
            <text:p>8,219</text:p>
          </table:table-cell>
          <table:table-cell office:value-type="float" office:value="8219" table:style-name="ce10">
            <text:p>8,219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元大商業銀行</text:p>
          </table:table-cell>
          <table:table-cell office:value-type="float" office:value="1188493" table:style-name="ce10">
            <text:p>1,188,493</text:p>
          </table:table-cell>
          <table:table-cell office:value-type="float" office:value="549638" table:style-name="ce10">
            <text:p>549,638</text:p>
          </table:table-cell>
          <table:table-cell office:value-type="float" office:value="4930" table:style-name="ce10">
            <text:p>4,930</text:p>
          </table:table-cell>
          <table:table-cell office:value-type="float" office:value="6593" table:style-name="ce10">
            <text:p>6,593</text:p>
          </table:table-cell>
          <table:table-cell office:value-type="float" office:value="1138602" table:style-name="ce10">
            <text:p>1,138,602</text:p>
          </table:table-cell>
          <table:table-cell office:value-type="float" office:value="3225259" table:style-name="ce10">
            <text:p>3,225,259</text:p>
          </table:table-cell>
          <table:table-cell office:value-type="float" office:value="4474422" table:style-name="ce10">
            <text:p>4,474,422</text:p>
          </table:table-cell>
          <table:table-cell office:value-type="float" office:value="13788" table:style-name="ce10">
            <text:p>13,788</text:p>
          </table:table-cell>
          <table:table-cell office:value-type="float" office:value="0.08" table:style-name="ce11">
            <text:p>0.08</text:p>
          </table:table-cell>
          <table:table-cell office:value-type="float" office:value="0" table:style-name="ce11">
            <text:p>0.00</text:p>
          </table:table-cell>
          <table:table-cell office:value-type="float" office:value="768.82" table:style-name="ce11">
            <text:p>768.82</text:p>
          </table:table-cell>
          <table:table-cell office:value-type="float" office:value="4509" table:style-name="ce10">
            <text:p>4,509</text:p>
          </table:table-cell>
          <table:table-cell office:value-type="float" office:value="4509" table:style-name="ce10">
            <text:p>4,509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永豐商業銀行</text:p>
          </table:table-cell>
          <table:table-cell office:value-type="float" office:value="2282610" table:style-name="ce10">
            <text:p>2,282,610</text:p>
          </table:table-cell>
          <table:table-cell office:value-type="float" office:value="1242575" table:style-name="ce10">
            <text:p>1,242,575</text:p>
          </table:table-cell>
          <table:table-cell office:value-type="float" office:value="19045" table:style-name="ce10">
            <text:p>19,045</text:p>
          </table:table-cell>
          <table:table-cell office:value-type="float" office:value="7832" table:style-name="ce10">
            <text:p>7,832</text:p>
          </table:table-cell>
          <table:table-cell office:value-type="float" office:value="3898605" table:style-name="ce10">
            <text:p>3,898,605</text:p>
          </table:table-cell>
          <table:table-cell office:value-type="float" office:value="5286282" table:style-name="ce10">
            <text:p>5,286,282</text:p>
          </table:table-cell>
          <table:table-cell office:value-type="float" office:value="11445886" table:style-name="ce10">
            <text:p>11,445,886</text:p>
          </table:table-cell>
          <table:table-cell office:value-type="float" office:value="55775" table:style-name="ce10">
            <text:p>55,775</text:p>
          </table:table-cell>
          <table:table-cell office:value-type="float" office:value="0.11" table:style-name="ce11">
            <text:p>0.11</text:p>
          </table:table-cell>
          <table:table-cell office:value-type="float" office:value="0" table:style-name="ce11">
            <text:p>0.00</text:p>
          </table:table-cell>
          <table:table-cell office:value-type="float" office:value="763.51" table:style-name="ce11">
            <text:p>763.51</text:p>
          </table:table-cell>
          <table:table-cell office:value-type="float" office:value="10671" table:style-name="ce10">
            <text:p>10,671</text:p>
          </table:table-cell>
          <table:table-cell office:value-type="float" office:value="10671" table:style-name="ce10">
            <text:p>10,671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玉山商業銀行</text:p>
          </table:table-cell>
          <table:table-cell office:value-type="float" office:value="6906423" table:style-name="ce10">
            <text:p>6,906,423</text:p>
          </table:table-cell>
          <table:table-cell office:value-type="float" office:value="4680156" table:style-name="ce10">
            <text:p>4,680,156</text:p>
          </table:table-cell>
          <table:table-cell office:value-type="float" office:value="44613" table:style-name="ce10">
            <text:p>44,613</text:p>
          </table:table-cell>
          <table:table-cell office:value-type="float" office:value="29488" table:style-name="ce10">
            <text:p>29,488</text:p>
          </table:table-cell>
          <table:table-cell office:value-type="float" office:value="13086183" table:style-name="ce10">
            <text:p>13,086,183</text:p>
          </table:table-cell>
          <table:table-cell office:value-type="float" office:value="23446497" table:style-name="ce10">
            <text:p>23,446,497</text:p>
          </table:table-cell>
          <table:table-cell office:value-type="float" office:value="43010584" table:style-name="ce10">
            <text:p>43,010,584</text:p>
          </table:table-cell>
          <table:table-cell office:value-type="float" office:value="183671" table:style-name="ce10">
            <text:p>183,671</text:p>
          </table:table-cell>
          <table:table-cell office:value-type="float" office:value="0.12" table:style-name="ce11">
            <text:p>0.12</text:p>
          </table:table-cell>
          <table:table-cell office:value-type="float" office:value="0" table:style-name="ce11">
            <text:p>0.00</text:p>
          </table:table-cell>
          <table:table-cell office:value-type="float" office:value="609.38" table:style-name="ce11">
            <text:p>609.38</text:p>
          </table:table-cell>
          <table:table-cell office:value-type="float" office:value="23688" table:style-name="ce10">
            <text:p>23,688</text:p>
          </table:table-cell>
          <table:table-cell office:value-type="float" office:value="23688" table:style-name="ce10">
            <text:p>23,688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凱基商業銀行</text:p>
          </table:table-cell>
          <table:table-cell office:value-type="float" office:value="385699" table:style-name="ce10">
            <text:p>385,699</text:p>
          </table:table-cell>
          <table:table-cell office:value-type="float" office:value="189971" table:style-name="ce10">
            <text:p>189,971</text:p>
          </table:table-cell>
          <table:table-cell office:value-type="float" office:value="1595" table:style-name="ce10">
            <text:p>1,595</text:p>
          </table:table-cell>
          <table:table-cell office:value-type="float" office:value="1716" table:style-name="ce10">
            <text:p>1,716</text:p>
          </table:table-cell>
          <table:table-cell office:value-type="float" office:value="1141445" table:style-name="ce10">
            <text:p>1,141,445</text:p>
          </table:table-cell>
          <table:table-cell office:value-type="float" office:value="951591" table:style-name="ce10">
            <text:p>951,591</text:p>
          </table:table-cell>
          <table:table-cell office:value-type="float" office:value="1118051" table:style-name="ce10">
            <text:p>1,118,051</text:p>
          </table:table-cell>
          <table:table-cell office:value-type="float" office:value="4092" table:style-name="ce10">
            <text:p>4,092</text:p>
          </table:table-cell>
          <table:table-cell office:value-type="float" office:value="0.61" table:style-name="ce11">
            <text:p>0.61</text:p>
          </table:table-cell>
          <table:table-cell office:value-type="float" office:value="0.34" table:style-name="ce11">
            <text:p>0.34</text:p>
          </table:table-cell>
          <table:table-cell office:value-type="float" office:value="172.7" table:style-name="ce11">
            <text:p>172.70</text:p>
          </table:table-cell>
          <table:table-cell office:value-type="float" office:value="6680" table:style-name="ce10">
            <text:p>6,680</text:p>
          </table:table-cell>
          <table:table-cell office:value-type="float" office:value="6680" table:style-name="ce10">
            <text:p>6,680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星展(台灣)商業銀行</text:p>
          </table:table-cell>
          <table:table-cell office:value-type="float" office:value="657388" table:style-name="ce10">
            <text:p>657,388</text:p>
          </table:table-cell>
          <table:table-cell office:value-type="float" office:value="335106" table:style-name="ce10">
            <text:p>335,106</text:p>
          </table:table-cell>
          <table:table-cell office:value-type="float" office:value="4916" table:style-name="ce10">
            <text:p>4,916</text:p>
          </table:table-cell>
          <table:table-cell office:value-type="float" office:value="4126" table:style-name="ce10">
            <text:p>4,126</text:p>
          </table:table-cell>
          <table:table-cell office:value-type="float" office:value="1286686" table:style-name="ce10">
            <text:p>1,286,686</text:p>
          </table:table-cell>
          <table:table-cell office:value-type="float" office:value="2334617" table:style-name="ce10">
            <text:p>2,334,617</text:p>
          </table:table-cell>
          <table:table-cell office:value-type="float" office:value="3896744" table:style-name="ce10">
            <text:p>3,896,744</text:p>
          </table:table-cell>
          <table:table-cell office:value-type="float" office:value="16784" table:style-name="ce10">
            <text:p>16,784</text:p>
          </table:table-cell>
          <table:table-cell office:value-type="float" office:value="0.44" table:style-name="ce11">
            <text:p>0.44</text:p>
          </table:table-cell>
          <table:table-cell office:value-type="float" office:value="0" table:style-name="ce11">
            <text:p>0.00</text:p>
          </table:table-cell>
          <table:table-cell office:value-type="float" office:value="491.28" table:style-name="ce11">
            <text:p>491.28</text:p>
          </table:table-cell>
          <table:table-cell office:value-type="float" office:value="9725" table:style-name="ce10">
            <text:p>9,725</text:p>
          </table:table-cell>
          <table:table-cell office:value-type="float" office:value="9725" table:style-name="ce10">
            <text:p>9,725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台新國際商業銀行</text:p>
          </table:table-cell>
          <table:table-cell office:value-type="float" office:value="6305956" table:style-name="ce10">
            <text:p>6,305,956</text:p>
          </table:table-cell>
          <table:table-cell office:value-type="float" office:value="4288417" table:style-name="ce10">
            <text:p>4,288,417</text:p>
          </table:table-cell>
          <table:table-cell office:value-type="float" office:value="40573" table:style-name="ce10">
            <text:p>40,573</text:p>
          </table:table-cell>
          <table:table-cell office:value-type="float" office:value="34895" table:style-name="ce10">
            <text:p>34,895</text:p>
          </table:table-cell>
          <table:table-cell office:value-type="float" office:value="10410462" table:style-name="ce10">
            <text:p>10,410,462</text:p>
          </table:table-cell>
          <table:table-cell office:value-type="float" office:value="21866108" table:style-name="ce10">
            <text:p>21,866,108</text:p>
          </table:table-cell>
          <table:table-cell office:value-type="float" office:value="33601152" table:style-name="ce10">
            <text:p>33,601,152</text:p>
          </table:table-cell>
          <table:table-cell office:value-type="float" office:value="78575" table:style-name="ce10">
            <text:p>78,575</text:p>
          </table:table-cell>
          <table:table-cell office:value-type="float" office:value="0.12" table:style-name="ce11">
            <text:p>0.12</text:p>
          </table:table-cell>
          <table:table-cell office:value-type="float" office:value="0.01" table:style-name="ce11">
            <text:p>0.01</text:p>
          </table:table-cell>
          <table:table-cell office:value-type="float" office:value="1050.5899999999999" table:style-name="ce11">
            <text:p>1,050.59</text:p>
          </table:table-cell>
          <table:table-cell office:value-type="float" office:value="22942" table:style-name="ce10">
            <text:p>22,942</text:p>
          </table:table-cell>
          <table:table-cell office:value-type="float" office:value="22942" table:style-name="ce10">
            <text:p>22,942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日盛國際商業銀行</text:p>
          </table:table-cell>
          <table:table-cell office:value-type="float" office:value="131895" table:style-name="ce10">
            <text:p>131,895</text:p>
          </table:table-cell>
          <table:table-cell office:value-type="float" office:value="76224" table:style-name="ce10">
            <text:p>76,224</text:p>
          </table:table-cell>
          <table:table-cell office:value-type="float" office:value="32" table:style-name="ce10">
            <text:p>32</text:p>
          </table:table-cell>
          <table:table-cell office:value-type="float" office:value="760" table:style-name="ce10">
            <text:p>760</text:p>
          </table:table-cell>
          <table:table-cell office:value-type="float" office:value="212412" table:style-name="ce10">
            <text:p>212,412</text:p>
          </table:table-cell>
          <table:table-cell office:value-type="float" office:value="45088" table:style-name="ce10">
            <text:p>45,088</text:p>
          </table:table-cell>
          <table:table-cell office:value-type="float" office:value="231146" table:style-name="ce10">
            <text:p>231,146</text:p>
          </table:table-cell>
          <table:table-cell office:value-type="float" office:value="546" table:style-name="ce10">
            <text:p>546</text:p>
          </table:table-cell>
          <table:table-cell office:value-type="float" office:value="0.44" table:style-name="ce11">
            <text:p>0.44</text:p>
          </table:table-cell>
          <table:table-cell office:value-type="float" office:value="0" table:style-name="ce11">
            <text:p>0.00</text:p>
          </table:table-cell>
          <table:table-cell office:value-type="float" office:value="1160.31" table:style-name="ce11">
            <text:p>1,160.31</text:p>
          </table:table-cell>
          <table:table-cell office:value-type="float" office:value="556" table:style-name="ce10">
            <text:p>556</text:p>
          </table:table-cell>
          <table:table-cell office:value-type="float" office:value="556" table:style-name="ce10">
            <text:p>556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安泰商業銀行</text:p>
          </table:table-cell>
          <table:table-cell office:value-type="float" office:value="123014" table:style-name="ce10">
            <text:p>123,014</text:p>
          </table:table-cell>
          <table:table-cell office:value-type="float" office:value="54195" table:style-name="ce10">
            <text:p>54,195</text:p>
          </table:table-cell>
          <table:table-cell office:value-type="float" office:value="319" table:style-name="ce10">
            <text:p>319</text:p>
          </table:table-cell>
          <table:table-cell office:value-type="float" office:value="420" table:style-name="ce10">
            <text:p>420</text:p>
          </table:table-cell>
          <table:table-cell office:value-type="float" office:value="173096" table:style-name="ce10">
            <text:p>173,096</text:p>
          </table:table-cell>
          <table:table-cell office:value-type="float" office:value="1182783" table:style-name="ce10">
            <text:p>1,182,783</text:p>
          </table:table-cell>
          <table:table-cell office:value-type="float" office:value="350515" table:style-name="ce10">
            <text:p>350,515</text:p>
          </table:table-cell>
          <table:table-cell office:value-type="float" office:value="284" table:style-name="ce10">
            <text:p>284</text:p>
          </table:table-cell>
          <table:table-cell office:value-type="float" office:value="0.19" table:style-name="ce11">
            <text:p>0.19</text:p>
          </table:table-cell>
          <table:table-cell office:value-type="float" office:value="0.02" table:style-name="ce11">
            <text:p>0.02</text:p>
          </table:table-cell>
          <table:table-cell office:value-type="float" office:value="234.45" table:style-name="ce11">
            <text:p>234.45</text:p>
          </table:table-cell>
          <table:table-cell office:value-type="float" office:value="0" table:style-name="ce10">
            <text:p>0</text:p>
          </table:table-cell>
          <table:table-cell office:value-type="float" office:value="0" table:style-name="ce10">
            <text:p>0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中國信託商業銀行</text:p>
          </table:table-cell>
          <table:table-cell office:value-type="float" office:value="8512764" table:style-name="ce10">
            <text:p>8,512,764</text:p>
          </table:table-cell>
          <table:table-cell office:value-type="float" office:value="5372346" table:style-name="ce10">
            <text:p>5,372,346</text:p>
          </table:table-cell>
          <table:table-cell office:value-type="float" office:value="92625" table:style-name="ce10">
            <text:p>92,625</text:p>
          </table:table-cell>
          <table:table-cell office:value-type="float" office:value="201512" table:style-name="ce10">
            <text:p>201,512</text:p>
          </table:table-cell>
          <table:table-cell office:value-type="float" office:value="15887082" table:style-name="ce10">
            <text:p>15,887,082</text:p>
          </table:table-cell>
          <table:table-cell office:value-type="float" office:value="29089733" table:style-name="ce10">
            <text:p>29,089,733</text:p>
          </table:table-cell>
          <table:table-cell office:value-type="float" office:value="51128314" table:style-name="ce10">
            <text:p>51,128,314</text:p>
          </table:table-cell>
          <table:table-cell office:value-type="float" office:value="420784" table:style-name="ce10">
            <text:p>420,784</text:p>
          </table:table-cell>
          <table:table-cell office:value-type="float" office:value="0.12" table:style-name="ce11">
            <text:p>0.12</text:p>
          </table:table-cell>
          <table:table-cell office:value-type="float" office:value="0" table:style-name="ce11">
            <text:p>0.00</text:p>
          </table:table-cell>
          <table:table-cell office:value-type="float" office:value="384.45" table:style-name="ce11">
            <text:p>384.45</text:p>
          </table:table-cell>
          <table:table-cell office:value-type="float" office:value="66655" table:style-name="ce10">
            <text:p>66,655</text:p>
          </table:table-cell>
          <table:table-cell office:value-type="float" office:value="66655" table:style-name="ce10">
            <text:p>66,655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台灣樂天信用卡股份有限公司</text:p>
          </table:table-cell>
          <table:table-cell office:value-type="float" office:value="613952" table:style-name="ce10">
            <text:p>613,952</text:p>
          </table:table-cell>
          <table:table-cell office:value-type="float" office:value="204528" table:style-name="ce10">
            <text:p>204,528</text:p>
          </table:table-cell>
          <table:table-cell office:value-type="float" office:value="3277" table:style-name="ce10">
            <text:p>3,277</text:p>
          </table:table-cell>
          <table:table-cell office:value-type="float" office:value="5163" table:style-name="ce10">
            <text:p>5,163</text:p>
          </table:table-cell>
          <table:table-cell office:value-type="float" office:value="599960" table:style-name="ce10">
            <text:p>599,960</text:p>
          </table:table-cell>
          <table:table-cell office:value-type="float" office:value="712290" table:style-name="ce10">
            <text:p>712,290</text:p>
          </table:table-cell>
          <table:table-cell office:value-type="float" office:value="1015290" table:style-name="ce10">
            <text:p>1,015,290</text:p>
          </table:table-cell>
          <table:table-cell office:value-type="float" office:value="3951" table:style-name="ce10">
            <text:p>3,951</text:p>
          </table:table-cell>
          <table:table-cell office:value-type="float" office:value="1.77" table:style-name="ce11">
            <text:p>1.77</text:p>
          </table:table-cell>
          <table:table-cell office:value-type="float" office:value="0.88" table:style-name="ce11">
            <text:p>0.88</text:p>
          </table:table-cell>
          <table:table-cell office:value-type="float" office:value="145.62" table:style-name="ce11">
            <text:p>145.62</text:p>
          </table:table-cell>
          <table:table-cell office:value-type="float" office:value="808" table:style-name="ce10">
            <text:p>808</text:p>
          </table:table-cell>
          <table:table-cell office:value-type="float" office:value="808" table:style-name="ce10">
            <text:p>808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台灣美國運通國際(股)公司</text:p>
          </table:table-cell>
          <table:table-cell office:value-type="float" office:value="178063" table:style-name="ce10">
            <text:p>178,063</text:p>
          </table:table-cell>
          <table:table-cell office:value-type="float" office:value="111603" table:style-name="ce10">
            <text:p>111,603</text:p>
          </table:table-cell>
          <table:table-cell office:value-type="float" office:value="2780" table:style-name="ce10">
            <text:p>2,780</text:p>
          </table:table-cell>
          <table:table-cell office:value-type="float" office:value="5477" table:style-name="ce10">
            <text:p>5,477</text:p>
          </table:table-cell>
          <table:table-cell office:value-type="float" office:value="285798" table:style-name="ce10">
            <text:p>285,798</text:p>
          </table:table-cell>
          <table:table-cell office:value-type="float" office:value="0" table:style-name="ce10">
            <text:p>0</text:p>
          </table:table-cell>
          <table:table-cell office:value-type="float" office:value="5015173" table:style-name="ce10">
            <text:p>5,015,173</text:p>
          </table:table-cell>
          <table:table-cell office:value-type="float" office:value="927" table:style-name="ce10">
            <text:p>927</text:p>
          </table:table-cell>
          <table:table-cell office:value-type="float" office:value="0.48" table:style-name="ce11">
            <text:p>0.48</text:p>
          </table:table-cell>
          <table:table-cell office:value-type="float" office:value="0" table:style-name="ce11">
            <text:p>0.00</text:p>
          </table:table-cell>
          <table:table-cell office:value-type="float" office:value="375.81" table:style-name="ce11">
            <text:p>375.81</text:p>
          </table:table-cell>
          <table:table-cell office:value-type="float" office:value="5037" table:style-name="ce10">
            <text:p>5,037</text:p>
          </table:table-cell>
          <table:table-cell office:value-type="float" office:value="5037" table:style-name="ce10">
            <text:p>5,037</text:p>
          </table:table-cell>
          <table:table-cell table:number-columns-repeated="16370" table:style-name="ce12"/>
        </table:table-row>
        <table:table-row table:style-name="ro4">
          <table:table-cell office:value-type="string" table:style-name="ce9">
            <text:p>總計</text:p>
          </table:table-cell>
          <table:table-cell office:value-type="float" office:value="56648102" table:style-name="ce10">
            <text:p>56,648,102</text:p>
          </table:table-cell>
          <table:table-cell office:value-type="float" office:value="35932268" table:style-name="ce10">
            <text:p>35,932,268</text:p>
          </table:table-cell>
          <table:table-cell office:value-type="float" office:value="901005" table:style-name="ce10">
            <text:p>901,005</text:p>
          </table:table-cell>
          <table:table-cell office:value-type="float" office:value="515027" table:style-name="ce10">
            <text:p>515,027</text:p>
          </table:table-cell>
          <table:table-cell office:value-type="float" office:value="104152171" table:style-name="ce10">
            <text:p>104,152,171</text:p>
          </table:table-cell>
          <table:table-cell office:value-type="float" office:value="177807626" table:style-name="ce10">
            <text:p>177,807,626</text:p>
          </table:table-cell>
          <table:table-cell office:value-type="float" office:value="316171015" table:style-name="ce10">
            <text:p>316,171,015</text:p>
          </table:table-cell>
          <table:table-cell office:value-type="float" office:value="1282953" table:style-name="ce10">
            <text:p>1,282,953</text:p>
          </table:table-cell>
          <table:table-cell office:value-type="float" office:value="0.15177788170664405" table:style-name="ce11">
            <text:p>0.15</text:p>
          </table:table-cell>
          <table:table-cell office:value-type="float" office:value="0.01" table:style-name="ce11">
            <text:p>0.01</text:p>
          </table:table-cell>
          <table:table-cell office:value-type="float" office:value="550.99450466647477" table:style-name="ce11">
            <text:p>550.99</text:p>
          </table:table-cell>
          <table:table-cell office:value-type="float" office:value="335850" table:style-name="ce10">
            <text:p>335,850</text:p>
          </table:table-cell>
          <table:table-cell office:value-type="float" office:value="335850" table:style-name="ce10">
            <text:p>335,850</text:p>
          </table:table-cell>
          <table:table-cell table:number-columns-repeated="16370" table:style-name="ce12"/>
        </table:table-row>
        <table:table-row table:style-name="ro2">
          <table:table-cell table:number-columns-repeated="16384"/>
        </table:table-row>
        <table:table-row table:style-name="ro5">
          <table:table-cell office:value-type="string" table:style-name="ce13">
            <text:p>一、資料來源：各金融機構自行申報。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二、揭露項目及認定標準：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　1.流通卡數：發卡總數減停卡總數，且卡片狀況為正常者。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　2.有效卡數：最近六個月有消費紀錄之卡，不含Debit卡，只有郵購分期交易亦算有效卡，不含只有循環繳款之卡片。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　3.當月發卡數：不含補發卡、續卡。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　4.當月停卡數：指新增停卡部分。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　5.循環信用餘額：係指持卡人使用循環信用之餘額。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　6.未到期分期付款餘額：包括預借現金分期、消費帳款分期及帳單分期。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　7.當月簽帳金額：係指持卡人當月刷卡消費金額，如屬分期消費帳款應於消費當月全數申報本欄。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　8.當月預借現金金額：係指持卡人當月動用預借現金金額，如屬分期預借現金應於動用當月全數申報本欄。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　9.逾期帳款：指持卡人每月繳款金額未達最低應繳金額、及雖未超逾期限但已向主、從債務人訴追者，其應付帳款。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　　　　　　　若持卡人已逾期達數月，而嗣後繳付金額僅涵蓋一個月的最低應繳金額，則逾期期間減少一個月，須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　　　　　　　俟持卡人將所積欠各期最低應繳金額全部償還後，始得回復為未逾期。</text:p>
          </table:table-cell>
          <table:table-cell table:number-columns-repeated="16383" table:style-name="ce12"/>
        </table:table-row>
        <table:table-row table:style-name="ro5">
          <table:table-cell office:value-type="string" table:style-name="ce13">
            <text:p>　10.備抵呆帳提足率：實際提列備抵呆帳占應提備抵呆帳之比率。</text:p>
          </table:table-cell>
          <table:table-cell table:number-columns-repeated="16383" table:style-name="ce12"/>
        </table:table-row>
        <table:table-row table:number-rows-repeated="1048523" table:style-name="ro2">
          <table:table-cell table:number-columns-repeated="16384"/>
        </table:table-row>
        <table:named-expressions>
          <table:named-range table:name="外部資料_1" table:cell-range-address="11201.$A$1:11201.$N$22" table:base-cell-address="11201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196850393700787in" style:print-orientation="portrait" style:print-page-order="ttb" style:first-page-number="continue" style:scale-to-X="1" style:scale-to-Y="1" style:table-centering="none" style:print="objects charts drawings"/>
      <style:header-style>
        <style:header-footer-properties fo:min-height="0.433070866141732in" fo:margin-left="0.708661417322835in" fo:margin-right="0.196850393700787in" fo:margin-bottom="0in"/>
      </style:header-style>
      <style:footer-style>
        <style:header-footer-properties fo:min-height="0.433070866141732in" fo:margin-left="0.708661417322835in" fo:margin-right="0.19685039370078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邱靖雯</meta:initial-creator>
    <dc:creator>邱靖雯</dc:creator>
    <meta:creation-date>2023-03-08T02:04:05Z</meta:creation-date>
    <dc:date>2023-03-08T03:28:35Z</dc:date>
    <meta:print-date>2023-03-08T03:28:22Z</meta:print-date>
  </office:meta>
</office:document-meta>
</file>